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Light" svg:font-family="'Lato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erif Pro" svg:font-family="'Source Serif Pro'" style:font-family-generic="roman" style:font-pitch="variable"/>
  </office:font-face-decls>
  <office:automatic-styles>
    <style:style style:name="P1" style:family="paragraph" style:parent-style-name="Text_20_body">
      <style:text-properties loext:padding="0cm" loext:border="none"/>
    </style:style>
    <style:style style:name="P2" style:family="paragraph" style:parent-style-name="Text_20_body">
      <style:text-properties officeooo:paragraph-rsid="00106686" loext:padding="0cm" loext:border="none"/>
    </style:style>
    <style:style style:name="P3" style:family="paragraph" style:parent-style-name="Heading_20_1">
      <style:text-properties officeooo:rsid="00106686" officeooo:paragraph-rsid="00106686"/>
    </style:style>
    <style:style style:name="P4" style:family="paragraph" style:parent-style-name="Text_20_body">
      <style:text-properties officeooo:paragraph-rsid="0011246b"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Here Is Some Text</text:h>
      <text:p text:style-name="P4">Lorem ipsum dolor sit amet, consectetur adipiscing elit. Donec porta ipsum ac urna facilisis condimentum. In euismod leo eu velit lobortis sollicitudin. Nulla tincidunt urna et justo vehicula, ac iaculis eros sollicitudin. Nam id consectetur erat. Vestibulum accumsan commodo nisl id interdum. </text:p>
      <text:p text:style-name="P4">Etiam efficitur sem metus. Pellentesque vitae quam porta, ornare erat nec, mattis dui. Ut sollicitudin aliquet convallis. Donec at ligula turpis. Suspendisse elementum ligula erat, eget volutpat lectus mollis a. In ut lobortis quam.</text:p>
      <text:p text:style-name="P2">In neque neque, accumsan nec viverra vel, faucibus sed ligula. Nunc volutpat vitae urna ac facilisis. Fusce consectetur nec est id porttitor. Vivamus elementum leo at velit faucibus convallis at id erat. Maecenas id felis lobortis, volutpat risus ac, ornare augue. Cras sed libero consequat, semper risus finibus, dictum nibh. </text:p>
      <text:p text:style-name="P4">Class aptent taciti sociosqu ad litora torquent per conubia nostra, per inceptos himenaeos. Duis sed sem et felis fermentum varius. In lorem augue, rhoncus vitae nisi ut, ullamcorper viverra turpis. </text:p>
      <text:p text:style-name="P4">Praesent ultricies finibus eros, suscipit blandit odio finibus vitae. Vivamus pulvinar est arcu, vel elementum massa viverra non. Nulla facilisi. Proin sagittis erat ex. Vivamus ultrices rutrum orci ac porttitor. In semper magna a est porta ultrices. Donec convallis orci at finibus sagittis.</text:p>
      <text:p text:style-name="P1">Duis venenatis mi a nunc imperdiet lobortis. Nunc efficitur felis sit amet risus mattis sodales. Vivamus elit orci, bibendum ut nulla eget, sollicitudin fringilla mauris. Integer pulvinar malesuada posuere. Cras porttitor neque massa, vitae blandit leo consequat sed. Sed ultrices fringilla mattis. Sed scelerisque ut sapien vel pellentesque.</text:p>
      <text:p text:style-name="P4">Morbi euismod ligula metus, non vestibulum dolor vestibulum sit amet. Suspendisse tincidunt libero mi, vitae porttitor elit lacinia hendrerit. Nullam molestie, erat sed ornare egestas, justo turpis sollicitudin risus, quis gravida lectus erat quis nibh. Nullam sit amet ultrices diam. </text:p>
      <text:p text:style-name="P4">Maecenas iaculis varius ex, nec gravida lorem sollicitudin ut. Nullam ac mi efficitur, sagittis nibh id, commodo magna. Proin at mollis elit, vel posuere odio. Integer finibus mattis purus, non pharetra massa egestas ut. Duis convallis tristique nisl, sit amet imperdiet neque accumsan n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Light" svg:font-family="'Lato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erif Pro" svg:font-family="'Source Serif Pro'"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49cm" style:contextual-spacing="false" fo:line-height="115%"/>
      <style:text-properties style:font-name="Source Serif Pro" fo:font-family="'Source Serif Pro'" style:font-family-generic="roman" style:font-pitch="variable" loext:padding="0cm" loext:border="non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cm" fo:margin-bottom="0.51cm" style:contextual-spacing="false"/>
      <style:text-properties style:font-name="Lato Light" fo:font-family="'Lato Light'" style:font-pitch="variable" fo:font-size="23pt" fo:font-weight="normal" style:font-name-asian="Noto Serif CJK SC" style:font-family-asian="'Noto Serif CJK SC'" style:font-family-generic-asian="system" style:font-pitch-asian="variable" style:font-size-asian="23pt" style:font-weight-asian="normal" style:font-name-complex="Lohit Devanagari1" style:font-family-complex="'Lohit Devanagari'" style:font-family-generic-complex="system" style:font-pitch-complex="variable" style:font-size-complex="23pt"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ato Light" fo:font-family="'Lato Light'" style:font-pitch="variable" fo:font-size="18pt" fo:font-weight="normal" style:font-name-asian="Noto Serif CJK SC" style:font-family-asian="'Noto Serif CJK SC'" style:font-family-generic-asian="system" style:font-pitch-asian="variable" style:font-size-asian="18pt" style:font-weight-asian="normal" style:font-name-complex="Lohit Devanagari1" style:font-family-complex="'Lohit Devanagari'" style:font-family-generic-complex="system" style:font-pitch-complex="variable" style:font-size-complex="18pt" style:font-weight-complex="normal" loext:padding="0cm" loext:border="non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2T10:17:23.774366719</meta:creation-date>
    <dc:date>2022-12-12T11:39:31.147703531</dc:date>
    <meta:editing-duration>PT12M5S</meta:editing-duration>
    <meta:editing-cycles>5</meta:editing-cycles>
    <meta:generator>LibreOffice/7.4.2.3$Linux_X86_64 LibreOffice_project/40$Build-3</meta:generator>
    <meta:document-statistic meta:table-count="0" meta:image-count="0" meta:object-count="0" meta:page-count="1" meta:paragraph-count="9" meta:word-count="335" meta:character-count="2278" meta:non-whitespace-character-count="1948"/>
  </office:meta>
</office:document-meta>
</file>